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90" style:family="table">
      <style:table-properties style:width="16.002cm" table:align="left" style:writing-mode="lr-tb"/>
    </style:style>
    <style:style style:name="Table90.A" style:family="table-column">
      <style:table-column-properties style:column-width="16.002cm"/>
    </style:style>
    <style:style style:name="Table90.1" style:family="table-row">
      <style:table-row-properties fo:keep-together="auto"/>
    </style:style>
    <style:style style:name="Table90.A1" style:family="table-cell">
      <style:table-cell-properties style:vertical-align="middle" fo:background-color="#7a5ada" fo:padding="0cm" fo:border="none" style:writing-mode="lr-tb">
        <style:background-image/>
      </style:table-cell-properties>
    </style:style>
    <style:style style:name="Table90.A2" style:family="table-cell">
      <style:table-cell-properties style:vertical-align="middle" fo:background-color="#eeeeff" fo:padding="0cm" fo:border="none" style:writing-mode="lr-tb">
        <style:background-image/>
      </style:table-cell-properties>
    </style:style>
    <style:style style:name="Table91" style:family="table">
      <style:table-properties style:width="16.002cm" table:align="left" style:writing-mode="lr-tb"/>
    </style:style>
    <style:style style:name="Table91.A" style:family="table-column">
      <style:table-column-properties style:column-width="16.002cm"/>
    </style:style>
    <style:style style:name="Table91.1" style:family="table-row">
      <style:table-row-properties fo:keep-together="auto"/>
    </style:style>
    <style:style style:name="Table91.A1" style:family="table-cell">
      <style:table-cell-properties style:vertical-align="middle" fo:background-color="#ffbbbb" fo:padding="0cm" fo:border="none" style:writing-mode="lr-tb">
        <style:background-image/>
      </style:table-cell-properties>
    </style:style>
    <style:style style:name="Table92" style:family="table">
      <style:table-properties style:width="16.002cm" table:align="left" style:writing-mode="lr-tb"/>
    </style:style>
    <style:style style:name="Table92.A" style:family="table-column">
      <style:table-column-properties style:column-width="16.002cm"/>
    </style:style>
    <style:style style:name="Table92.1" style:family="table-row">
      <style:table-row-properties fo:keep-together="auto"/>
    </style:style>
    <style:style style:name="Table92.A1" style:family="table-cell">
      <style:table-cell-properties style:vertical-align="middle" fo:background-color="#7a5ada" fo:padding="0cm" fo:border="none" style:writing-mode="lr-tb">
        <style:background-image/>
      </style:table-cell-properties>
    </style:style>
    <style:style style:name="Table92.A2" style:family="table-cell">
      <style:table-cell-properties style:vertical-align="middle" fo:background-color="#eeeeff" fo:padding="0cm" fo:border="none" style:writing-mode="lr-tb">
        <style:background-image/>
      </style:table-cell-properties>
    </style:style>
    <style:style style:name="Table93" style:family="table">
      <style:table-properties style:width="16.002cm" table:align="left" style:writing-mode="lr-tb"/>
    </style:style>
    <style:style style:name="Table93.A" style:family="table-column">
      <style:table-column-properties style:column-width="16.002cm"/>
    </style:style>
    <style:style style:name="Table93.1" style:family="table-row">
      <style:table-row-properties fo:keep-together="auto"/>
    </style:style>
    <style:style style:name="Table93.A1" style:family="table-cell">
      <style:table-cell-properties style:vertical-align="middle" fo:background-color="#7a5ada" fo:padding="0cm" fo:border="none" style:writing-mode="lr-tb">
        <style:background-image/>
      </style:table-cell-properties>
    </style:style>
    <style:style style:name="Table93.A2" style:family="table-cell">
      <style:table-cell-properties style:vertical-align="middle" fo:background-color="#eeeeff" fo:padding="0cm" fo:border="none" style:writing-mode="lr-tb">
        <style:background-image/>
      </style:table-cell-properties>
    </style:style>
    <style:style style:name="Table94" style:family="table">
      <style:table-properties style:width="16.002cm" table:align="left" style:writing-mode="lr-tb"/>
    </style:style>
    <style:style style:name="Table94.A" style:family="table-column">
      <style:table-column-properties style:column-width="16.002cm"/>
    </style:style>
    <style:style style:name="Table94.1" style:family="table-row">
      <style:table-row-properties fo:keep-together="auto"/>
    </style:style>
    <style:style style:name="Table94.A1" style:family="table-cell">
      <style:table-cell-properties style:vertical-align="middle" fo:background-color="#7a5ada" fo:padding="0cm" fo:border="none" style:writing-mode="lr-tb">
        <style:background-image/>
      </style:table-cell-properties>
    </style:style>
    <style:style style:name="Table94.A2" style:family="table-cell">
      <style:table-cell-properties style:vertical-align="middle" fo:background-color="#eeeeff" fo:padding="0cm" fo:border="none" style:writing-mode="lr-tb">
        <style:background-image/>
      </style:table-cell-properties>
    </style:style>
    <style:style style:name="Table95" style:family="table">
      <style:table-properties style:width="16.002cm" table:align="left" style:writing-mode="lr-tb"/>
    </style:style>
    <style:style style:name="Table95.A" style:family="table-column">
      <style:table-column-properties style:column-width="16.002cm"/>
    </style:style>
    <style:style style:name="Table95.1" style:family="table-row">
      <style:table-row-properties fo:keep-together="auto"/>
    </style:style>
    <style:style style:name="Table95.A1" style:family="table-cell">
      <style:table-cell-properties style:vertical-align="middle" fo:background-color="#7a5ada" fo:padding="0cm" fo:border="none" style:writing-mode="lr-tb">
        <style:background-image/>
      </style:table-cell-properties>
    </style:style>
    <style:style style:name="Table95.A2" style:family="table-cell">
      <style:table-cell-properties style:vertical-align="middle" fo:background-color="#eeeeff" fo:padding="0cm" fo:border="none" style:writing-mode="lr-tb">
        <style:background-image/>
      </style:table-cell-properties>
    </style:style>
    <style:style style:name="Table96" style:family="table">
      <style:table-properties style:width="16.002cm" table:align="left" style:writing-mode="lr-tb"/>
    </style:style>
    <style:style style:name="Table96.A" style:family="table-column">
      <style:table-column-properties style:column-width="16.002cm"/>
    </style:style>
    <style:style style:name="Table96.1" style:family="table-row">
      <style:table-row-properties fo:keep-together="auto"/>
    </style:style>
    <style:style style:name="Table96.A1" style:family="table-cell">
      <style:table-cell-properties style:vertical-align="middle" fo:background-color="#7a5ada" fo:padding="0cm" fo:border="none" style:writing-mode="lr-tb">
        <style:background-image/>
      </style:table-cell-properties>
    </style:style>
    <style:style style:name="Table96.A2" style:family="table-cell">
      <style:table-cell-properties style:vertical-align="middle" fo:background-color="#eeeeff" fo:padding="0cm" fo:border="none" style:writing-mode="lr-tb">
        <style:background-image/>
      </style:table-cell-properties>
    </style:style>
    <style:style style:name="Table97" style:family="table">
      <style:table-properties style:width="16.002cm" table:align="left" style:writing-mode="lr-tb"/>
    </style:style>
    <style:style style:name="Table97.A" style:family="table-column">
      <style:table-column-properties style:column-width="16.002cm"/>
    </style:style>
    <style:style style:name="Table97.1" style:family="table-row">
      <style:table-row-properties fo:keep-together="auto"/>
    </style:style>
    <style:style style:name="Table97.A1" style:family="table-cell">
      <style:table-cell-properties style:vertical-align="middle" fo:background-color="#7a5ada" fo:padding="0cm" fo:border="none" style:writing-mode="lr-tb">
        <style:background-image/>
      </style:table-cell-properties>
    </style:style>
    <style:style style:name="Table97.A2" style:family="table-cell">
      <style:table-cell-properties style:vertical-align="middle" fo:background-color="#eeeeff" fo:padding="0cm" fo:border="none" style:writing-mode="lr-tb">
        <style:background-image/>
      </style:table-cell-properties>
    </style:style>
    <style:style style:name="Table98" style:family="table">
      <style:table-properties style:width="16.002cm" table:align="left" style:writing-mode="lr-tb"/>
    </style:style>
    <style:style style:name="Table98.A" style:family="table-column">
      <style:table-column-properties style:column-width="16.002cm"/>
    </style:style>
    <style:style style:name="Table98.1" style:family="table-row">
      <style:table-row-properties fo:keep-together="auto"/>
    </style:style>
    <style:style style:name="Table98.A1" style:family="table-cell">
      <style:table-cell-properties style:vertical-align="middle" fo:background-color="#7a5ada" fo:padding="0cm" fo:border="none" style:writing-mode="lr-tb">
        <style:background-image/>
      </style:table-cell-properties>
    </style:style>
    <style:style style:name="Table98.A2" style:family="table-cell">
      <style:table-cell-properties style:vertical-align="middle" fo:background-color="#eeeeff" fo:padding="0cm" fo:border="none" style:writing-mode="lr-tb">
        <style:background-image/>
      </style:table-cell-properties>
    </style:style>
    <style:style style:name="Table99" style:family="table">
      <style:table-properties style:width="16.002cm" table:align="left" style:writing-mode="lr-tb"/>
    </style:style>
    <style:style style:name="Table99.A" style:family="table-column">
      <style:table-column-properties style:column-width="16.002cm"/>
    </style:style>
    <style:style style:name="Table99.1" style:family="table-row">
      <style:table-row-properties fo:keep-together="auto"/>
    </style:style>
    <style:style style:name="Table99.A1" style:family="table-cell">
      <style:table-cell-properties style:vertical-align="middle" fo:background-color="#7a5ada" fo:padding="0cm" fo:border="none" style:writing-mode="lr-tb">
        <style:background-image/>
      </style:table-cell-properties>
    </style:style>
    <style:style style:name="Table99.A2" style:family="table-cell">
      <style:table-cell-properties style:vertical-align="middle" fo:background-color="#eeeeff" fo:padding="0cm" fo:border="none" style:writing-mode="lr-tb">
        <style:background-image/>
      </style:table-cell-properties>
    </style:style>
    <style:style style:name="Table100" style:family="table">
      <style:table-properties style:width="16.002cm" table:align="left" style:writing-mode="lr-tb"/>
    </style:style>
    <style:style style:name="Table100.A" style:family="table-column">
      <style:table-column-properties style:column-width="16.002cm"/>
    </style:style>
    <style:style style:name="Table100.1" style:family="table-row">
      <style:table-row-properties fo:keep-together="auto"/>
    </style:style>
    <style:style style:name="Table100.A1" style:family="table-cell">
      <style:table-cell-properties style:vertical-align="middle" fo:background-color="#7a5ada" fo:padding="0cm" fo:border="none" style:writing-mode="lr-tb">
        <style:background-image/>
      </style:table-cell-properties>
    </style:style>
    <style:style style:name="Table100.A2" style:family="table-cell">
      <style:table-cell-properties style:vertical-align="middle" fo:background-color="#eeeeff" fo:padding="0cm" fo:border="none" style:writing-mode="lr-tb">
        <style:background-image/>
      </style:table-cell-properties>
    </style:style>
    <style:style style:name="Table101" style:family="table">
      <style:table-properties style:width="16.002cm" table:align="left" style:writing-mode="lr-tb"/>
    </style:style>
    <style:style style:name="Table101.A" style:family="table-column">
      <style:table-column-properties style:column-width="16.002cm"/>
    </style:style>
    <style:style style:name="Table101.1" style:family="table-row">
      <style:table-row-properties fo:keep-together="auto"/>
    </style:style>
    <style:style style:name="Table101.A1" style:family="table-cell">
      <style:table-cell-properties style:vertical-align="middle" fo:background-color="#7a5ada" fo:padding="0cm" fo:border="none" style:writing-mode="lr-tb">
        <style:background-image/>
      </style:table-cell-properties>
    </style:style>
    <style:style style:name="Table101.A2" style:family="table-cell">
      <style:table-cell-properties style:vertical-align="middle" fo:background-color="#eeeeff" fo:padding="0cm" fo:border="none" style:writing-mode="lr-tb">
        <style:background-image/>
      </style:table-cell-properties>
    </style:style>
    <style:style style:name="Table102" style:family="table">
      <style:table-properties style:width="16.002cm" table:align="left" style:writing-mode="lr-tb"/>
    </style:style>
    <style:style style:name="Table102.A" style:family="table-column">
      <style:table-column-properties style:column-width="16.002cm"/>
    </style:style>
    <style:style style:name="Table102.1" style:family="table-row">
      <style:table-row-properties fo:keep-together="auto"/>
    </style:style>
    <style:style style:name="Table102.A1" style:family="table-cell">
      <style:table-cell-properties style:vertical-align="middle" fo:background-color="#7a5ada" fo:padding="0cm" fo:border="none" style:writing-mode="lr-tb">
        <style:background-image/>
      </style:table-cell-properties>
    </style:style>
    <style:style style:name="Table102.A2" style:family="table-cell">
      <style:table-cell-properties style:vertical-align="middle" fo:background-color="#eeeeff" fo:padding="0cm" fo:border="none" style:writing-mode="lr-tb">
        <style:background-image/>
      </style:table-cell-properties>
    </style:style>
    <style:style style:name="Table103" style:family="table">
      <style:table-properties style:width="16.002cm" table:align="left" style:writing-mode="lr-tb"/>
    </style:style>
    <style:style style:name="Table103.A" style:family="table-column">
      <style:table-column-properties style:column-width="16.002cm"/>
    </style:style>
    <style:style style:name="Table103.1" style:family="table-row">
      <style:table-row-properties fo:keep-together="auto"/>
    </style:style>
    <style:style style:name="Table103.A1" style:family="table-cell">
      <style:table-cell-properties style:vertical-align="middle" fo:background-color="#7a5ada" fo:padding="0cm" fo:border="none" style:writing-mode="lr-tb">
        <style:background-image/>
      </style:table-cell-properties>
    </style:style>
    <style:style style:name="Table103.A2" style:family="table-cell">
      <style:table-cell-properties style:vertical-align="middle" fo:background-color="#eeeeff" fo:padding="0cm" fo:border="none" style:writing-mode="lr-tb">
        <style:background-image/>
      </style:table-cell-properties>
    </style:style>
    <style:style style:name="Table104" style:family="table">
      <style:table-properties style:width="16.002cm" table:align="left" style:writing-mode="lr-tb"/>
    </style:style>
    <style:style style:name="Table104.A" style:family="table-column">
      <style:table-column-properties style:column-width="16.002cm"/>
    </style:style>
    <style:style style:name="Table104.1" style:family="table-row">
      <style:table-row-properties fo:keep-together="auto"/>
    </style:style>
    <style:style style:name="Table104.A1" style:family="table-cell">
      <style:table-cell-properties style:vertical-align="middle" fo:background-color="#7a5ada" fo:padding="0cm" fo:border="none" style:writing-mode="lr-tb">
        <style:background-image/>
      </style:table-cell-properties>
    </style:style>
    <style:style style:name="Table104.A2" style:family="table-cell">
      <style:table-cell-properties style:vertical-align="middle" fo:background-color="#eeeeff" fo:padding="0cm" fo:border="none" style:writing-mode="lr-tb">
        <style:background-image/>
      </style:table-cell-properties>
    </style:style>
    <style:style style:name="Table105" style:family="table">
      <style:table-properties style:width="16.002cm" table:align="left" style:writing-mode="lr-tb"/>
    </style:style>
    <style:style style:name="Table105.A" style:family="table-column">
      <style:table-column-properties style:column-width="16.002cm"/>
    </style:style>
    <style:style style:name="Table105.1" style:family="table-row">
      <style:table-row-properties fo:keep-together="auto"/>
    </style:style>
    <style:style style:name="Table105.A1" style:family="table-cell">
      <style:table-cell-properties style:vertical-align="middle" fo:background-color="#7a5ada" fo:padding="0cm" fo:border="none" style:writing-mode="lr-tb">
        <style:background-image/>
      </style:table-cell-properties>
    </style:style>
    <style:style style:name="Table105.A2" style:family="table-cell">
      <style:table-cell-properties style:vertical-align="middle" fo:background-color="#eeeeff" fo:padding="0cm" fo:border="none" style:writing-mode="lr-tb">
        <style:background-image/>
      </style:table-cell-properties>
    </style:style>
    <style:style style:name="Table106" style:family="table">
      <style:table-properties style:width="16.002cm" table:align="left" style:writing-mode="lr-tb"/>
    </style:style>
    <style:style style:name="Table106.A" style:family="table-column">
      <style:table-column-properties style:column-width="16.002cm"/>
    </style:style>
    <style:style style:name="Table106.1" style:family="table-row">
      <style:table-row-properties fo:keep-together="auto"/>
    </style:style>
    <style:style style:name="Table106.A1" style:family="table-cell">
      <style:table-cell-properties style:vertical-align="middle" fo:background-color="#7a5ada" fo:padding="0cm" fo:border="none" style:writing-mode="lr-tb">
        <style:background-image/>
      </style:table-cell-properties>
    </style:style>
    <style:style style:name="Table106.A2" style:family="table-cell">
      <style:table-cell-properties style:vertical-align="middle" fo:background-color="#eeeeff" fo:padding="0cm" fo:border="none" style:writing-mode="lr-tb">
        <style:background-image/>
      </style:table-cell-properties>
    </style:style>
    <style:style style:name="Table107" style:family="table">
      <style:table-properties style:width="16.002cm" table:align="left" style:writing-mode="lr-tb"/>
    </style:style>
    <style:style style:name="Table107.A" style:family="table-column">
      <style:table-column-properties style:column-width="16.002cm"/>
    </style:style>
    <style:style style:name="Table107.1" style:family="table-row">
      <style:table-row-properties fo:keep-together="auto"/>
    </style:style>
    <style:style style:name="Table107.A1" style:family="table-cell">
      <style:table-cell-properties style:vertical-align="middle" fo:background-color="#7a5ada" fo:padding="0cm" fo:border="none" style:writing-mode="lr-tb">
        <style:background-image/>
      </style:table-cell-properties>
    </style:style>
    <style:style style:name="Table107.A2" style:family="table-cell">
      <style:table-cell-properties style:vertical-align="middle" fo:background-color="#eeeeff" fo:padding="0cm" fo:border="none" style:writing-mode="lr-tb">
        <style:background-image/>
      </style:table-cell-properties>
    </style:style>
    <style:style style:name="P1" style:family="paragraph" style:parent-style-name="codetitle">
      <style:paragraph-properties fo:margin-top="0.494cm" fo:margin-bottom="0cm"/>
    </style:style>
    <style:style style:name="P2" style:family="paragraph" style:parent-style-name="note">
      <style:paragraph-properties fo:margin-top="0.494cm" fo:margin-bottom="0cm"/>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6. Instalarea Sistemului de Bază al Gentoo</text:h>
      <text:p text:style-name="chaphead"><text:span text:style-name="chapnum">2.a. </text:span>Utilizarea mediului Chroot</text:p>
      <text:p text:style-name="secthead">Opţional: Alegerea Mirror-urilor</text:p>
      <text:p text:style-name="Normal_20__28_Web_29_">Pentru a descărca sursele mai rapid, este recomandat să selectaţi un server mirror rapid. Portage va căuta în fişierul dvs. <text:span text:style-name="path">make.conf</text:span> definiţia variabilei GENTOO_MIRRORS şi va utiliza server-ele mirror afişate acolo. Puteţi naviga în documentul nostru ce conţine <text:a xlink:type="simple" xlink:href="http://www.gentoo.org/main/en/mirrors.xml"><text:span text:style-name="Internet_20_link">lista cu servere mirror</text:span></text:a> şi va căuta un server mirror (sau mai multe) mai apropiate de dvs. (deoarece, în cele mai multe cazuri, acestea sunt şi cele mai rapide), sau puteţi utiliza utilitarul <text:span text:style-name="code">mirrorselect</text:span> oferit de noi, cu care puteţi printr-o interfaţă prietenoasă, să selectaţi server-ele mirror pe care le doriţi. </text:p>
      <table:table table:name="Table90" table:style-name="Table90">
        <table:table-column table:style-name="Table90.A"/>
        <table:table-row table:style-name="Table90.1">
          <table:table-cell table:style-name="Table90.A1" office:value-type="string">
            <text:p text:style-name="P1"><text:bookmark text:name="book_part1_chap6__chap1_pre1"/>Cod 1.1: Utilizarea mirrorselect pentru variabila GENTOO_MIRRORS</text:p>
          </table:table-cell>
        </table:table-row>
        <table:table-row table:style-name="Table90.1">
          <table:table-cell table:style-name="Table90.A2" office:value-type="string">
            <text:p text:style-name="HTML_20_Preformatted"># <text:span text:style-name="code-input">mirrorselect -i -o &gt;&gt; /mnt/gentoo/etc/make.conf</text:span></text:p>
          </table:table-cell>
        </table:table-row>
      </table:table>
      <text:p text:style-name="Standard"/>
      <table:table table:name="Table91" table:style-name="Table91">
        <table:table-column table:style-name="Table91.A"/>
        <table:table-row table:style-name="Table91.1">
          <table:table-cell table:style-name="Table91.A1" office:value-type="string">
            <text:p text:style-name="P2"><text:span text:style-name="T1">Atenţie: </text:span>Nu selectaţi nici un server mirror IPv6. Arhivele noastre stage nu suportă IPv6. </text:p>
          </table:table-cell>
        </table:table-row>
      </table:table>
      <text:p text:style-name="Normal_20__28_Web_29_">O altă setare importantă este variabila SYNC din <text:span text:style-name="path">make.conf</text:span>. Această variabilă conţine server-ul rsync pe care doriţi să-l utilizaţi când vă actualizaţi structura Portage (colecţia de fişiere ebuild, script-urile ce conţin toate informaţiile de care Portage are nevoie pentru a descărca şi a instala aplicaţiile). Deşi puteţi introduce manual un server SYNC, <text:span text:style-name="code">mirrorselect</text:span> vă poate uşura această operaţie: </text:p>
      <table:table table:name="Table92" table:style-name="Table92">
        <table:table-column table:style-name="Table92.A"/>
        <table:table-row table:style-name="Table92.1">
          <table:table-cell table:style-name="Table92.A1" office:value-type="string">
            <text:p text:style-name="P1"><text:bookmark text:name="book_part1_chap6__chap1_pre2"/>Cod 1.2: Selectarea unui server mirror rsync utilizând mirrorselect</text:p>
          </table:table-cell>
        </table:table-row>
        <table:table-row table:style-name="Table92.1">
          <table:table-cell table:style-name="Table92.A2" office:value-type="string">
            <text:p text:style-name="HTML_20_Preformatted"># <text:span text:style-name="code-input">mirrorselect -i -r -o &gt;&gt; /mnt/gentoo/etc/make.conf</text:span></text:p>
          </table:table-cell>
        </table:table-row>
      </table:table>
      <text:p text:style-name="Normal_20__28_Web_29_">După rularea <text:span text:style-name="code">mirrorselect</text:span> este recomandat să verificaţi încă o dată setările din <text:span text:style-name="path">/mnt/gentoo/etc/make.conf</text:span> ! </text:p>
      <text:p text:style-name="secthead"><text:bookmark-start text:name="book_part1_chap6__chap1_sect2"/>Precizarea Informaţiilor despre DNS<text:bookmark-end text:name="book_part1_chap6__chap1_sect2"/></text:p>
      <text:p text:style-name="Normal_20__28_Web_29_">A rămas un singur lucru de făcut, înainte să putem intra noul mediu şi anume trebuie să copiem informaţiile despre DNS în <text:span text:style-name="path">/etc/resolv.conf</text:span>. Trebuie să facem asta, pentru a fi siguri că reţeaua funcţionează, chiar şi după ce intrăm în noul mediu. <text:span text:style-name="path">/etc/resolv.conf</text:span> conţine serverele DNS pentru reţeaua noastră. </text:p>
      <table:table table:name="Table93" table:style-name="Table93">
        <table:table-column table:style-name="Table93.A"/>
        <table:table-row table:style-name="Table93.1">
          <table:table-cell table:style-name="Table93.A1" office:value-type="string">
            <text:p text:style-name="P1"><text:bookmark text:name="book_part1_chap6__chap1_pre3"/>Cod 1.3: Copierea informaţiilor despre DNS</text:p>
          </table:table-cell>
        </table:table-row>
        <table:table-row table:style-name="Table93.1">
          <table:table-cell table:style-name="Table93.A2" office:value-type="string">
            <text:p text:style-name="HTML_20_Preformatted"><text:span text:style-name="code-comment">(Opţiunea "-L" ne asigură că nu copiem un link simbolic)</text:span></text:p>
            <text:p text:style-name="HTML_20_Preformatted"># <text:span text:style-name="code-input">cp -L /etc/resolv.conf /mnt/gentoo/etc/resolv.conf</text:span></text:p>
          </table:table-cell>
        </table:table-row>
      </table:table>
      <text:p text:style-name="secthead"><text:bookmark-start text:name="book_part1_chap6__chap1_sect3"/><text:soft-page-break/>Mount-area Sistemelor de Fişiere /proc şi /dev<text:bookmark-end text:name="book_part1_chap6__chap1_sect3"/></text:p>
      <text:p text:style-name="Normal_20__28_Web_29_">Mount-aţi sistemul de fişiere <text:span text:style-name="path">/proc</text:span> în <text:span text:style-name="path">/mnt/gentoo/proc</text:span> pentru a permite instalării să utilizeze informaţia oferită de kernel, chiar şi în mediul chroot, şi apoi mount-aţi prin legătură sistemul de fişiere <text:span text:style-name="path">/dev</text:span>. </text:p>
      <table:table table:name="Table94" table:style-name="Table94">
        <table:table-column table:style-name="Table94.A"/>
        <table:table-row table:style-name="Table94.1">
          <table:table-cell table:style-name="Table94.A1" office:value-type="string">
            <text:p text:style-name="P1"><text:bookmark text:name="book_part1_chap6__chap1_pre4"/>Cod 1.4: Mount-area /proc şi /dev</text:p>
          </table:table-cell>
        </table:table-row>
        <table:table-row table:style-name="Table94.1">
          <table:table-cell table:style-name="Table94.A2" office:value-type="string">
            <text:p text:style-name="HTML_20_Preformatted"># <text:span text:style-name="code-input">mount -t proc none /mnt/gentoo/proc</text:span></text:p>
            <text:p text:style-name="HTML_20_Preformatted"># <text:span text:style-name="code-input">mount -o bind /dev /mnt/gentoo/dev</text:span></text:p>
          </table:table-cell>
        </table:table-row>
      </table:table>
      <text:p text:style-name="secthead"><text:bookmark-start text:name="book_part1_chap6__chap1_sect4"/>Intrarea în noul Mediu<text:bookmark-end text:name="book_part1_chap6__chap1_sect4"/></text:p>
      <text:p text:style-name="Normal_20__28_Web_29_">Acum, că toate partiţiile sunt iniţializate şi mediul de bază instalat, a venit momentul să intrăm în noul mediu prin acţiunea de <text:span text:style-name="Emphasis1">chrooting</text:span> în acesta. Aceasta înseamnă că ne mutăm din mediul în care a decurs instalarea (Installation CD sau alt mediu de instalare), în sistemul instalat (adică în partiţia iniţializată) </text:p>
      <text:p text:style-name="Normal_20__28_Web_29_">Acţiunea de chrooting, se face în trei etape. Mai întâi, vom muta rădăcina, din <text:span text:style-name="path">/</text:span> (de pe discul de instalare), către <text:span text:style-name="path">/mnt/gentoo</text:span> (de pe partiţia aleasa pentru instalare), folosind comanda <text:span text:style-name="code">chroot</text:span>. Apoi, vom creea un nou mediu, folosind comanda <text:span text:style-name="code">env-update</text:span>, care, în esenţă, creează variabile ale mediului. În final, încărcăm aceste variabile în memorie, folosind comanda <text:span text:style-name="code">source</text:span>. </text:p>
      <table:table table:name="Table95" table:style-name="Table95">
        <table:table-column table:style-name="Table95.A"/>
        <table:table-row table:style-name="Table95.1">
          <table:table-cell table:style-name="Table95.A1" office:value-type="string">
            <text:p text:style-name="P1"><text:bookmark text:name="book_part1_chap6__chap1_pre5"/>Cod 1.5: Chroot în noul mediu</text:p>
          </table:table-cell>
        </table:table-row>
        <table:table-row table:style-name="Table95.1">
          <table:table-cell table:style-name="Table95.A2" office:value-type="string">
            <text:p text:style-name="HTML_20_Preformatted"># <text:span text:style-name="code-input">chroot /mnt/gentoo /bin/bash</text:span></text:p>
            <text:p text:style-name="HTML_20_Preformatted"># <text:span text:style-name="code-input">env-update</text:span></text:p>
            <text:p text:style-name="HTML_20_Preformatted">&gt;&gt; Regenerating /etc/ld.so.cache...</text:p>
            <text:p text:style-name="HTML_20_Preformatted"># <text:span text:style-name="code-input">source /etc/profile</text:span></text:p>
            <text:p text:style-name="HTML_20_Preformatted"># <text:span text:style-name="code-input">export PS1="(chroot) $PS1"</text:span></text:p>
          </table:table-cell>
        </table:table-row>
      </table:table>
      <text:p text:style-name="Normal_20__28_Web_29_">Felicitări! Sunteţi acum în propriul mediu Gentoo Linux. Desigur, suntem departe de a fi terminat, motiv pentru care procesul de instalare mai are câteva secţiuni de parcurs :-) </text:p>
      <text:p text:style-name="chaphead"><text:bookmark text:name="book_part1_chap6__chap2"/><text:span text:style-name="chapnum">6.b. </text:span>Configurarea Portage</text:p>
      <text:p text:style-name="secthead"><text:bookmark-start text:name="book_part1_chap6__chap2_sect1"/>Actualizarea Structurii Portage<text:bookmark-end text:name="book_part1_chap6__chap2_sect1"/></text:p>
      <text:p text:style-name="Normal_20__28_Web_29_">Acum, trebuie să vă actualizaţi structura Portage la ultima versiune. <text:span text:style-name="code">emerge --sync</text:span> efectuează această acţiune pentru dvs. </text:p>
      <table:table table:name="Table96" table:style-name="Table96">
        <table:table-column table:style-name="Table96.A"/>
        <table:table-row table:style-name="Table96.1">
          <table:table-cell table:style-name="Table96.A1" office:value-type="string">
            <text:p text:style-name="P1"><text:bookmark text:name="book_part1_chap6__chap2_pre1"/>Cod 2.1: Actualizarea structurii Portage</text:p>
          </table:table-cell>
        </table:table-row>
        <table:table-row table:style-name="Table96.1">
          <table:table-cell table:style-name="Table96.A2" office:value-type="string">
            <text:p text:style-name="HTML_20_Preformatted"># <text:span text:style-name="code-input">emerge --sync</text:span></text:p>
            <text:p text:style-name="HTML_20_Preformatted"><text:span text:style-name="code-comment">(Dacă utilizaţi un terminal lent, cum ar fi unele terminale framebuffer sau</text:span></text:p>
            <text:p text:style-name="HTML_20_Preformatted"><text:soft-page-break/><text:span text:style-name="code-comment">console seriale, puteţi adăuga opţiunea --quiet pentru a mări viteza acestui proces:)</text:span></text:p>
            <text:p text:style-name="HTML_20_Preformatted"># <text:span text:style-name="code-input">emerge --sync --quiet</text:span></text:p>
          </table:table-cell>
        </table:table-row>
      </table:table>
      <text:p text:style-name="Normal_20__28_Web_29_">Dacă vă aflaţi în spatele unui firewall ce blochează traficul rsync, puteţi utiliza <text:span text:style-name="code">emerge-webrsync</text:span> ce va descărca şi instala o versiune snapshot de portage pentru dvs. </text:p>
      <text:p text:style-name="Normal_20__28_Web_29_">Dacă sunteţi anunţat că o versiune mai nouă a Portage este disponibilă şi că ar trebui să o actualizaţi, puteţi, fără grijă, să ignoraţi acest mesaj. Portage va fi actualizat pentru dumneavoastră, mai târziu, pe parcursul instalării. </text:p>
      <text:p text:style-name="secthead"><text:bookmark-start text:name="book_part1_chap6__chap2_sect2"/>Alegerea Profilului Corect<text:bookmark-end text:name="book_part1_chap6__chap2_sect2"/></text:p>
      <text:p text:style-name="Normal_20__28_Web_29_">Mai întâi, are loc o mică definiţie. </text:p>
      <text:p text:style-name="Normal_20__28_Web_29_">Un profil este un bloc ce stă la baza construirii oricărui sistem Gentoo. Nu numai că specifică valorile implicite pentru CHOST, CFLAGS şi alte variabile importante, dar şi blochează sistemul într-o anumită plajă de versiuni ale pachetelor. Mentenanţa tuturor acestora este asigurată de dezvoltatorii Gentoo. </text:p>
      <text:p text:style-name="Normal_20__28_Web_29_">Anterior, un asemenea profil, abia era atins de către utilizator. În schimb, utilizatorii x86, hppa şi alpha pot alege între profile, unul pentru versiunea de kernel 2.4 şi celălalt pentru versiunea 2.6. Această cerinţă a fost impusă pentru a îmbunătăţi integrarea versiunilor de kernel 2.6. Arhitecturile ppc şi ppc64 au, de asemenea, mai multe profile disponibile. Vom discuta despre acestea, ulterior. </text:p>
      <text:p text:style-name="Normal_20__28_Web_29_">Puteţi vedea ce profil utilizaţi în mod curent, prin execuţia următoarei comenzi: </text:p>
      <table:table table:name="Table97" table:style-name="Table97">
        <table:table-column table:style-name="Table97.A"/>
        <table:table-row table:style-name="Table97.1">
          <table:table-cell table:style-name="Table97.A1" office:value-type="string">
            <text:p text:style-name="P1"><text:bookmark text:name="book_part1_chap6__chap2_pre2"/>Cod 2.2: Verificarea profilului de sistem</text:p>
          </table:table-cell>
        </table:table-row>
        <table:table-row table:style-name="Table97.1">
          <table:table-cell table:style-name="Table97.A2" office:value-type="string">
            <text:p text:style-name="HTML_20_Preformatted"># <text:span text:style-name="code-input">ls -FGg /etc/make.profile</text:span></text:p>
            <text:p text:style-name="HTML_20_Preformatted">lrwxrwxrwx <text:s/>1 48 Apr <text:s/>8 18:51 /etc/make.profile -&gt; ../usr/portage/profiles/default-linux/x86/2006.0/</text:p>
          </table:table-cell>
        </table:table-row>
      </table:table>
      <text:p text:style-name="Normal_20__28_Web_29_">Dacă utilizaţi una din arhitecturile menţionate anterior, profilul implicit vă va oferi un sistem bazat pe Linux 2.6. Acesta este cel implicit recomandat, dar aveţi la dispoziţie opţiunea de a alege un alt profil, de asemenea. </text:p>
      <text:p text:style-name="Normal_20__28_Web_29_">Unii utilizatori pot să dorească instalarea unui sistem bazat pe un profil mai vechi de Linux 2.4. Dacă aveţi un motiv întemeiat pentru acest lucru, atunci ar trebui, mai întâi să verificaţi că un profil suplimentar există. Pe x86 putem face acest lucru cu următoarea comandă: </text:p>
      <table:table table:name="Table98" table:style-name="Table98">
        <table:table-column table:style-name="Table98.A"/>
        <table:table-row table:style-name="Table98.1">
          <table:table-cell table:style-name="Table98.A1" office:value-type="string">
            <text:p text:style-name="P1"><text:bookmark text:name="book_part1_chap6__chap2_pre3"/>Cod 2.3: Găsirea existenţei unui profil adiţional</text:p>
          </table:table-cell>
        </table:table-row>
        <table:table-row table:style-name="Table98.1">
          <table:table-cell table:style-name="Table98.A2" office:value-type="string">
            <text:p text:style-name="HTML_20_Preformatted"># <text:span text:style-name="code-input">ls -d /usr/portage/profiles/default-linux/x86/no-nptl/2.4</text:span></text:p>
            <text:p text:style-name="HTML_20_Preformatted"><text:soft-page-break/>/usr/portage/profiles/default-linux/x86/no-nptl/2.4</text:p>
          </table:table-cell>
        </table:table-row>
      </table:table>
      <text:p text:style-name="Normal_20__28_Web_29_">Exemplul anterior indică faptul că un profil suplimentar 2.4 există (spre ex. nu a fost returnată nici o eroare despre lipsa unui fişier sau director). Este recomandat să rămâneţi pe kernel-ul implicit, dar în cazul în care doriţi să comutaţi, puteţi face acest lucru în modul următor: </text:p>
      <table:table table:name="Table99" table:style-name="Table99">
        <table:table-column table:style-name="Table99.A"/>
        <table:table-row table:style-name="Table99.1">
          <table:table-cell table:style-name="Table99.A1" office:value-type="string">
            <text:p text:style-name="P1"><text:bookmark text:name="book_part1_chap6__chap2_pre4"/>Cod 2.4: Comutarea la un profil 2.4</text:p>
          </table:table-cell>
        </table:table-row>
        <table:table-row table:style-name="Table99.1">
          <table:table-cell table:style-name="Table99.A2" office:value-type="string">
            <text:p text:style-name="HTML_20_Preformatted"><text:span text:style-name="code-comment">(Asiguraţi-vă că utilizaţi arhitectura corectă, exemplul de mai jos fiind pentru x86)</text:span></text:p>
            <text:p text:style-name="HTML_20_Preformatted"># <text:span text:style-name="code-input">ln -snf /usr/portage/profiles/default-linux/x86/no-nptl/2.4 /etc/make.profile</text:span></text:p>
            <text:p text:style-name="HTML_20_Preformatted"><text:span text:style-name="code-comment">(Afişaţi lista cu fişierele din profilul 2.4)</text:span></text:p>
            <text:p text:style-name="HTML_20_Preformatted"># <text:span text:style-name="code-input">ls -FGg /etc/make.profile/</text:span></text:p>
            <text:p text:style-name="HTML_20_Preformatted">total 12</text:p>
            <text:p text:style-name="HTML_20_Preformatted">-rw-r--r-- <text:s/>1 939 Dec 10 14:06 packages</text:p>
            <text:p text:style-name="HTML_20_Preformatted">-rw-r--r-- <text:s/>1 347 Dec <text:s/>3 <text:s/>2004 parent</text:p>
            <text:p text:style-name="HTML_20_Preformatted">-rw-r--r-- <text:s/>1 573 Dec <text:s/>3 <text:s/>2004 virtuals</text:p>
          </table:table-cell>
        </table:table-row>
      </table:table>
      <text:p text:style-name="Normal_20__28_Web_29_">Pentru arhitectura ppc, există un număr de profile noi oferite cu 2006.0. </text:p>
      <table:table table:name="Table100" table:style-name="Table100">
        <table:table-column table:style-name="Table100.A"/>
        <table:table-row table:style-name="Table100.1">
          <table:table-cell table:style-name="Table100.A1" office:value-type="string">
            <text:p text:style-name="P1"><text:bookmark text:name="book_part1_chap6__chap2_pre5"/>Cod 2.5: Profile PPC</text:p>
          </table:table-cell>
        </table:table-row>
        <table:table-row table:style-name="Table100.1">
          <table:table-cell table:style-name="Table100.A2" office:value-type="string">
            <text:p text:style-name="HTML_20_Preformatted"><text:span text:style-name="code-comment">(Profil PPC generic, pentru toate maşinile PPC)</text:span></text:p>
            <text:p text:style-name="HTML_20_Preformatted"># <text:span text:style-name="code-input">ln -snf /usr/portage/profiles/default-linux/ppc/ppc32/2006.0 /etc/make.profile</text:span></text:p>
            <text:p text:style-name="HTML_20_Preformatted"><text:span text:style-name="code-comment">(Profil pentru G3)</text:span></text:p>
            <text:p text:style-name="HTML_20_Preformatted"># <text:span text:style-name="code-input">ln -snf /usr/portage/profiles/default-linux/ppc/ppc32/2006.0/G3 /etc/make.profile</text:span></text:p>
            <text:p text:style-name="HTML_20_Preformatted"><text:span text:style-name="code-comment">(Profil pentru G3 Pegasos)</text:span></text:p>
            <text:p text:style-name="HTML_20_Preformatted"># <text:span text:style-name="code-input">ln -snf /usr/portage/profiles/default-linux/ppc/ppc32/2006.0/G3/Pegasos/ /etc/make.profile</text:span></text:p>
            <text:p text:style-name="HTML_20_Preformatted"><text:span text:style-name="code-comment">(Profil pentru G4 (Altivec))</text:span></text:p>
            <text:p text:style-name="HTML_20_Preformatted"># <text:span text:style-name="code-input">ln -snf /usr/portage/profiles/default-linux/ppc/ppc32/2006.0/G4 /etc/make.profile</text:span></text:p>
            <text:p text:style-name="HTML_20_Preformatted"><text:span text:style-name="code-comment">(Profile pentru G4 Pegasos)</text:span></text:p>
            <text:p text:style-name="HTML_20_Preformatted"># <text:span text:style-name="code-input">ln -snf /usr/portage/profiles/default-linux/ppc/ppc32/2006.0/G4/Pegasos/ /etc/make.profile</text:span></text:p>
          </table:table-cell>
        </table:table-row>
      </table:table>
      <text:p text:style-name="Normal_20__28_Web_29_">Pentru arhitectura ppc64, există un număr de profile noi, oferite cu 2005.1. </text:p>
      <table:table table:name="Table101" table:style-name="Table101">
        <table:table-column table:style-name="Table101.A"/>
        <table:table-row table:style-name="Table101.1">
          <table:table-cell table:style-name="Table101.A1" office:value-type="string">
            <text:p text:style-name="P1"><text:bookmark text:name="book_part1_chap6__chap2_pre6"/>Cod 2.6: Profile PPC64</text:p>
          </table:table-cell>
        </table:table-row>
        <table:table-row table:style-name="Table101.1">
          <table:table-cell table:style-name="Table101.A2" office:value-type="string">
            <text:p text:style-name="HTML_20_Preformatted"><text:span text:style-name="code-comment">(Profil PPC64 generic pentru mediu pe 64 de biţi, pentru toate maşinile PPC64)</text:span></text:p>
            <text:p text:style-name="HTML_20_Preformatted"># <text:span text:style-name="code-input">ln -snf /usr/portage/profiles/default-linux/ppc/ppc64/2006.0/64bit-userland /etc/make.profile</text:span></text:p>
            <text:p text:style-name="HTML_20_Preformatted"><text:span text:style-name="code-comment">(Profil PPC64 generic pentru mediu pe 32 de biţi, pentru toate maşinile PPC64)</text:span></text:p>
            <text:p text:style-name="HTML_20_Preformatted"># <text:span text:style-name="code-input">ln -snf /usr/portage/profiles/default-linux/ppc/ppc64/2006.0/32bit-userland /etc/make.profile</text:span></text:p>
            <text:p text:style-name="HTML_20_Preformatted"><text:span text:style-name="code-comment">(Fiecare tip de mediu are subprofile, după cum urmează, unde (userland) se înlocuieşte cu mediul ales de mai sus)</text:span></text:p>
            <text:p text:style-name="HTML_20_Preformatted"><text:span text:style-name="code-comment">(Profil 970 pentru JS20)</text:span></text:p>
            <text:p text:style-name="HTML_20_Preformatted"># <text:span text:style-name="code-input">ln -snf /usr/portage/profiles/default-linux/ppc/ppc64/2006.0/</text:span><text:soft-page-break/><text:span text:style-name="code-input">(userland)/970 /etc/make.profile</text:span></text:p>
            <text:p text:style-name="HTML_20_Preformatted"><text:span text:style-name="code-comment">(Profil G5)</text:span></text:p>
            <text:p text:style-name="HTML_20_Preformatted"># <text:span text:style-name="code-input">ln -snf /usr/portage/profiles/default-linux/ppc/ppc64/2006.0/(userland)/970/pmac /etc/make.profile</text:span></text:p>
            <text:p text:style-name="HTML_20_Preformatted"><text:span text:style-name="code-comment">(Profil POWER3)</text:span></text:p>
            <text:p text:style-name="HTML_20_Preformatted"># <text:span text:style-name="code-input">ln -snf /usr/portage/profiles/default-linux/ppc/ppc64/2006.0/(userland)/power3 /etc/make.profile</text:span></text:p>
            <text:p text:style-name="HTML_20_Preformatted"><text:span text:style-name="code-comment">(Profil POWER4)</text:span></text:p>
            <text:p text:style-name="HTML_20_Preformatted"># <text:span text:style-name="code-input">ln -snf /usr/portage/profiles/default-linux/ppc/ppc64/2006.0/(userland)/power4 /etc/make.profile</text:span></text:p>
            <text:p text:style-name="HTML_20_Preformatted"><text:span text:style-name="code-comment">(Profil POWER5)</text:span></text:p>
            <text:p text:style-name="HTML_20_Preformatted"># <text:span text:style-name="code-input">ln -snf /usr/portage/profiles/default-linux/ppc/ppc64/2006.0/(userland)/power5 /etc/make.profile</text:span></text:p>
            <text:p text:style-name="HTML_20_Preformatted"><text:span text:style-name="code-comment">(Profilul multilib nu este stabil, în această versiune.)</text:span></text:p>
          </table:table-cell>
        </table:table-row>
      </table:table>
      <text:p text:style-name="secthead"><text:bookmark-start text:name="book_part1_chap5__chap2_sect3"/>Configurarea variabilei USE<text:bookmark-end text:name="book_part1_chap5__chap2_sect3"/></text:p>
      <text:p text:style-name="Normal_20__28_Web_29_"><text:span text:style-name="code">USE</text:span> este una dintre cele mai puternice variabile, pe care Gentoo o pune la dispoziţia utilizatorilor. Multe dintre programe pot fi compilate, cu sau fără suport opţional pentru diferite pachete. De exemplu, unele programe pot fi compilate cu suport gtk sau cu suport qt. Altele pot fi compilate cu sau fără suport SSL. Unele programe pot fi chiar compilate cu suport framebuffer (svgalib), în loc de suport X11 (X-server). </text:p>
      <text:p text:style-name="Normal_20__28_Web_29_">Majoritatea distribuţiilor îşi compilează propriile pachete, folosind suport pentru cât mai multe lucruri posibile, crescând astfel dimensiunea programelor şi totodată a timpului de pornire, fără a menţiona enorma cantitate de dependenţe. Folosind Gentoo, puteţi defini cu ce opţiuni să fie compilat un pachet. Aici intră în joc, variabila <text:span text:style-name="code">USE</text:span> </text:p>
      <text:p text:style-name="Normal_20__28_Web_29_">În cadrul variabilei <text:span text:style-name="code">USE</text:span>, definiţi cuvinte cheie care sunt folosite în opţiunile compilării. De exemplu, opţiunea <text:span text:style-name="Emphasis1">ssl</text:span> va compila suportul pentru ssl, în cadrul programelor care îl suportă. <text:span text:style-name="Emphasis1">-X</text:span> va elimina suportul pentru X-server (observaţi semnul minus din faţă). <text:span text:style-name="Emphasis1">gnome gtk -kde -qt</text:span> va compila programele cu suport gnome (gtk) dar fără suport kde (şi qt), făcându-vă sistemul, pe deplin optimizat pentru GNOME. </text:p>
      <text:p text:style-name="Normal_20__28_Web_29_">Setările <text:span text:style-name="code">USE</text:span> implicite se află în fişierele <text:span text:style-name="path">make.defaults</text:span> din profilul dvs. Veţi putea regăsi fişierele <text:span text:style-name="path">make.defaults</text:span> în directorul spre care indică <text:span text:style-name="path">/etc/make.profile</text:span> şi în toate directoarele ascendente. Setarea <text:span text:style-name="code">USE</text:span> reprezintă suma tuturor setărilor <text:span text:style-name="code">USE</text:span> din toate fişierele <text:span text:style-name="path">make.defaults</text:span>. Setările <text:span text:style-name="code">USE</text:span> implicite, se află în fişierele <text:span text:style-name="path">/etc/make.profile/make.defaults</text:span>. Ceea ce adăugaţi în <text:span text:style-name="path">/etc/make.conf</text:span> este calculat în concordanţă cu aceste setări implicite. Dacă adăugaţi ceva setărilor <text:span text:style-name="code">USE</text:span>, este adăugat listei implicite. Dacă ştergeţi ceva din setările <text:span text:style-name="code">USE</text:span> (prin scrierea semnului minus în faţa sa), atunci este şters din lista implicită (în cazul în care ar fi fost în listă). <text:span text:style-name="Emphasis1">Niciodată</text:span> nu faceţi schimbări în interiorul directorului <text:span text:style-name="path">/etc/make.profile</text:span>; va fi rescris când actualizaţi Portage! </text:p>
      <text:p text:style-name="Normal_20__28_Web_29_">O descriere completă, a variabilei <text:span text:style-name="code">USE</text:span>, poate fi găsită în cea de a doua parte a Gentoo Handbook, <text:a xlink:type="simple" xlink:href="http://www.gentoo.org/doc/ro/handbook/handbook-x86.xml?full=1#book_part2_chap1"><text:span text:style-name="Internet_20_link">Indicatori USE</text:span></text:a>. O descriere completă a variabilelor <text:span text:style-name="code">USE</text:span> existente, poate fi găsită în <text:span text:style-name="path">/usr/portage/profiles/use.desc</text:span>. </text:p>
      <table:table table:name="Table102" table:style-name="Table102">
        <table:table-column table:style-name="Table102.A"/>
        <text:soft-page-break/>
        <table:table-row table:style-name="Table102.1">
          <table:table-cell table:style-name="Table102.A1" office:value-type="string">
            <text:p text:style-name="P1"><text:bookmark text:name="book_part1_chap6__chap2_pre7"/>Cod 2.7: Vizualizarea indicatorilor USE existenţi</text:p>
          </table:table-cell>
        </table:table-row>
        <table:table-row table:style-name="Table102.1">
          <table:table-cell table:style-name="Table102.A2" office:value-type="string">
            <text:p text:style-name="HTML_20_Preformatted"># <text:span text:style-name="code-input">less /usr/portage/profiles/use.desc</text:span></text:p>
            <text:p text:style-name="HTML_20_Preformatted"><text:span text:style-name="code-comment">(Puteţi derula utilizând tastele săgeţi şi să ieşiţi prin apăsarea 'q')</text:span></text:p>
          </table:table-cell>
        </table:table-row>
      </table:table>
      <text:p text:style-name="Normal_20__28_Web_29_">Drept exemplu, vă prezentăm setările unui sistem bazat pe KDE, cu suport DVD, ALSA şi CD-Recording. </text:p>
      <table:table table:name="Table103" table:style-name="Table103">
        <table:table-column table:style-name="Table103.A"/>
        <table:table-row table:style-name="Table103.1">
          <table:table-cell table:style-name="Table103.A1" office:value-type="string">
            <text:p text:style-name="P1"><text:bookmark text:name="book_part1_chap6__chap2_pre8"/>Cod 2.8: Deschidem /etc/make.conf</text:p>
          </table:table-cell>
        </table:table-row>
        <table:table-row table:style-name="Table103.1">
          <table:table-cell table:style-name="Table103.A2" office:value-type="string">
            <text:p text:style-name="HTML_20_Preformatted"># <text:span text:style-name="code-input">nano -w /etc/make.conf</text:span></text:p>
          </table:table-cell>
        </table:table-row>
      </table:table>
      <text:p text:style-name="Standard"><text:bookmark text:name="book_part1_chap6__chap2_pre9"/></text:p>
      <table:table table:name="Table104" table:style-name="Table104">
        <table:table-column table:style-name="Table104.A"/>
        <table:table-row table:style-name="Table104.1">
          <table:table-cell table:style-name="Table104.A1" office:value-type="string">
            <text:p text:style-name="P1">Cod 2.9: Setările USE</text:p>
          </table:table-cell>
        </table:table-row>
        <table:table-row table:style-name="Table104.1">
          <table:table-cell table:style-name="Table104.A2" office:value-type="string">
            <text:p text:style-name="HTML_20_Preformatted">USE="-gtk -gnome qt kde dvd alsa cdr"</text:p>
          </table:table-cell>
        </table:table-row>
      </table:table>
      <text:p text:style-name="secthead"><text:bookmark-start text:name="book_part1_chap6__chap2_sect4"/>Opţional: Localizările GLIBC<text:bookmark-end text:name="book_part1_chap6__chap2_sect4"/></text:p>
      <text:p text:style-name="Normal_20__28_Web_29_">Probabil că veţi utiliza una sau poate două localizări pe sistemul dvs. Până acum, după compilarea <text:span text:style-name="code">glibc</text:span> un set complet de localizări este creat. Începând de acum, activaţi indicatorul USE <text:span text:style-name="code">userlocales</text:span> şi specificaţi doar localizările necesare în <text:span text:style-name="path">/etc/locales.build</text:span>. Această acţiune trebuie efectuată doar în cazul în care cunoaşteţi ce localizări să utilizaţi. </text:p>
      <table:table table:name="Table105" table:style-name="Table105">
        <table:table-column table:style-name="Table105.A"/>
        <table:table-row table:style-name="Table105.1">
          <table:table-cell table:style-name="Table105.A1" office:value-type="string">
            <text:p text:style-name="P1"><text:bookmark text:name="book_part1_chap6__chap2_pre10"/>Cod 2.10: Activaţi indicatorul USE userlocales special pentru glibc</text:p>
          </table:table-cell>
        </table:table-row>
        <table:table-row table:style-name="Table105.1">
          <table:table-cell table:style-name="Table105.A2" office:value-type="string">
            <text:p text:style-name="HTML_20_Preformatted"># <text:span text:style-name="code-input">mkdir -p /etc/portage</text:span></text:p>
            <text:p text:style-name="HTML_20_Preformatted"># <text:span text:style-name="code-input">echo "sys-libs/glibc userlocales" &gt;&gt; /etc/portage/package.use</text:span></text:p>
          </table:table-cell>
        </table:table-row>
      </table:table>
      <text:p text:style-name="Normal_20__28_Web_29_">Acum specificaţi ce localizări doriţi să utilizaţi: </text:p>
      <table:table table:name="Table106" table:style-name="Table106">
        <table:table-column table:style-name="Table106.A"/>
        <table:table-row table:style-name="Table106.1">
          <table:table-cell table:style-name="Table106.A1" office:value-type="string">
            <text:p text:style-name="P1"><text:bookmark text:name="book_part1_chap6__chap2_pre11"/>Cod 2.11: Deschiderea /etc/locales.build</text:p>
          </table:table-cell>
        </table:table-row>
        <table:table-row table:style-name="Table106.1">
          <table:table-cell table:style-name="Table106.A2" office:value-type="string">
            <text:p text:style-name="HTML_20_Preformatted"># <text:span text:style-name="code-input">nano -w /etc/locales.build</text:span></text:p>
          </table:table-cell>
        </table:table-row>
      </table:table>
      <text:p text:style-name="Normal_20__28_Web_29_">Următoarele localizări sunt un exemplu de a activa atât limba engleză (Statele Unite) cât şi limba germană (Germania) cu formatele de caractere specifice (cum ar fi UTF-8). </text:p>
      <table:table table:name="Table107" table:style-name="Table107">
        <table:table-column table:style-name="Table107.A"/>
        <table:table-row table:style-name="Table107.1">
          <table:table-cell table:style-name="Table107.A1" office:value-type="string">
            <text:p text:style-name="P1"><text:bookmark text:name="book_part1_chap6__chap2_pre12"/>Cod 2.12: Specificarea localizărilor dvs.</text:p>
          </table:table-cell>
        </table:table-row>
        <table:table-row table:style-name="Table107.1">
          <table:table-cell table:style-name="Table107.A2" office:value-type="string">
            <text:p text:style-name="HTML_20_Preformatted">en_US/ISO-8859-1</text:p>
            <text:p text:style-name="HTML_20_Preformatted">en_US.UTF-8/UTF-8</text:p>
            <text:p text:style-name="HTML_20_Preformatted">de_DE/ISO-8859-1</text:p>
            <text:p text:style-name="HTML_20_Preformatted">de_DE@euro/ISO-8859-15</text:p>
          </table:table-cell>
        </table:table-row>
      </table:table>
      <text:p text:style-name="Normal_20__28_Web_29_">Acum, continuaţi cu <text:a xlink:type="simple" xlink:href="http://www.gentoo.org/doc/ro/handbook/handbook-x86.xml?full=1#book_part1_chap7"><text:span text:style-name="Internet_20_link">Configurarea Kernel-ului</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Heading_20_3" style:display-name="Heading 3" style:family="paragraph" style:parent-style-name="Standard" style:next-style-name="Text_20_body" style:default-outline-level="3" style:class="text">
      <style:paragraph-properties fo:margin-top="0.494cm" fo:margin-bottom="0.494cm" fo:line-height="100%"/>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chaphead"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secthead"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codetitle"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HTML_20_Preformatted" style:display-name="HTML Preformatted" style:family="paragraph" style:parent-style-name="Standard">
      <style:paragraph-properties fo:margin-top="0cm" fo:margin-bottom="0cm" fo:line-height="100%"/>
      <style:text-properties style:font-name="Courier New" fo:font-size="10pt" style:font-name-asian="Times New Roman" style:font-size-asian="10pt" style:font-name-complex="Courier New" style:font-size-complex="10pt"/>
    </style:style>
    <style:style style:name="note"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Internet_20_link" style:display-name="Internet link" style:family="text">
      <style:text-properties fo:color="#0000ff" style:text-underline-style="solid" style:text-underline-width="auto" style:text-underline-color="font-color"/>
    </style:style>
    <style:style style:name="Default_20_Paragraph_20_Font" style:display-name="Default Paragraph Font" style:family="text"/>
    <style:style style:name="chapnum" style:family="text" style:parent-style-name="Default_20_Paragraph_20_Font"/>
    <style:style style:name="path" style:family="text" style:parent-style-name="Default_20_Paragraph_20_Font"/>
    <style:style style:name="code" style:family="text" style:parent-style-name="Default_20_Paragraph_20_Font"/>
    <style:style style:name="code-input" style:family="text" style:parent-style-name="Default_20_Paragraph_20_Font"/>
    <style:style style:name="code-comment" style:family="text" style:parent-style-name="Default_20_Paragraph_20_Font"/>
    <style:style style:name="Emphasis1"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8T21:39:42</meta:creation-date>
    <dc:date>2013-03-08T21:40:04</dc:date>
    <meta:editing-duration>P0D</meta:editing-duration>
    <meta:editing-cycles>1</meta:editing-cycles>
    <meta:document-statistic meta:table-count="18" meta:image-count="0" meta:object-count="0" meta:page-count="6" meta:paragraph-count="123" meta:word-count="1676" meta:character-count="12055" meta:non-whitespace-character-count="10470"/>
    <meta:generator>LibreOffice/3.5$Linux_X86_64 LibreOffice_project/350m1$Build-2</meta:generator>
  </office:meta>
</office:document-meta>
</file>